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/>
    </style:style>
    <style:style style:name="P2" style:parent-style-name="Normal" style:family="paragraph">
      <style:paragraph-properties fo:margin-bottom="0in" fo:line-height="100%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>
      <style:paragraph-properties fo:margin-top="0.1666in"/>
    </style:style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Criterion E: Evaluation</text:p>
      <text:p text:style-name="P2">Meeting criteria for success:</text:p>
      <text:list text:style-name="LFO1" text:continue-numbering="true">
        <text:list-item>
          <text:p text:style-name="P3">Online/offline registration: offline registrations work, but the online portion (applet) is not deployed – time constraints and allocations meant that that functionality had to be foregone</text:p>
        </text:list-item>
        <text:list-item>
          <text:p text:style-name="P4">Input current tutor/tutee information (by the coordinator): similar to offline registrations, so this works</text:p>
        </text:list-item>
        <text:list-item>
          <text:p text:style-name="P5">Suggest/make pairings when needed: can filter all tutors for a specific tutee, but no further pairing algorithm is used</text:p>
        </text:list-item>
        <text:list-item>
          <text:p text:style-name="P6">Option for email/print notification (when a pair is made and for attendance alerts): this is not at all met – once again, time constraints and allocations meant that this could not be met</text:p>
        </text:list-item>
        <text:list-item>
          <text:p text:style-name="P7">Records attendance: works, but only with student number</text:p>
        </text:list-item>
        <text:list-item>
          <text:p text:style-name="P8">Sign-in of tutor and tutee at each session (part of attendance): works, and prevents double sign-in</text:p>
        </text:list-item>
        <text:list-item>
          <text:p text:style-name="P9">Manage a database of tutors and tutees: can interact with the database well</text:p>
        </text:list-item>
        <text:list-item>
          <text:p text:style-name="P10">Online and offline portions of the solution can communicate with the database: no online portion</text:p>
        </text:list-item>
      </text:list>
      <text:p text:style-name="Normal"/>
      <text:p text:style-name="P11">Suggestions for further improvements:</text:p>
      <text:p text:style-name="P12"><text:tab/>The first thing to do as an improvement would be to add the planned network capabilities of the applet and session program. This would allow for a greater use of the program beyond managing a database, and put the applet into action.<text:s/></text:p>
      <text:p text:style-name="P13"><text:tab/>My client suggested that I could have a GUI for the session program. While this would be a very nice quality-of-life change, it does not add much more functionality than is already present, and this improvement would take very long as well.</text:p>
      <text:p text:style-name="P14"><text:tab/>As I looked through my code, I noticed many inconsistencies and inefficiencies, mostly due to bad design. My design process was very<text:s/>general and mainly focused on the features and functionality of the solution. I should have done some designing for the code itself, with class structures and how I would organize my methods. As an improvement, I would really like to go into my code and reorganize a lot of it to make it more expandable and overall feel cleaner. Also, the way I went about a lot of my algorithms was not very object-oriented, as Java is meant to be. I could improve my solution by working more with the classes and perhaps having a better class structure.</text:p>
      <text:p text:style-name="P15"><text:tab/>Perhaps my choice to use Java was not the best, considering the difficulty in Java of making any sort of GUI, as I could have done for both parts of my solution. However, the class structure of Java is more suited to an object-oriented solution.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="Calibri" style:font-name-asian="SimSun" style:font-name-complex="Times New Roman" style:letter-kerning="true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y wen</meta:initial-creator>
    <dc:creator>lucy wen</dc:creator>
    <meta:creation-date>2015-02-25T08:28:00Z</meta:creation-date>
    <dc:date>2015-02-25T08:28:00Z</dc:date>
    <meta:template xlink:href="Normal.dotm" xlink:type="simple"/>
    <meta:editing-cycles>2</meta:editing-cycles>
    <meta:editing-duration>PT0S</meta:editing-duration>
    <meta:document-statistic meta:page-count="1" meta:paragraph-count="4" meta:word-count="362" meta:character-count="2423" meta:row-count="17" meta:non-whitespace-character-count="2065"/>
  </office:meta>
</office:document-meta>
</file>